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Unit_5f_Table" style:display-name="Unit_Table" style:family="table">
      <style:table-properties style:width="10in" table:align="margins"/>
    </style:style>
    <style:style style:name="Unit_5f_Table.A" style:display-name="Unit_Table.A" style:family="table-column">
      <style:table-column-properties style:column-width="1.1354in" style:rel-column-width="1635*"/>
    </style:style>
    <style:style style:name="Unit_5f_Table.B" style:display-name="Unit_Table.B" style:family="table-column">
      <style:table-column-properties style:column-width="1.9167in" style:rel-column-width="2760*"/>
    </style:style>
    <style:style style:name="Unit_5f_Table.C" style:display-name="Unit_Table.C" style:family="table-column">
      <style:table-column-properties style:column-width="3.6979in" style:rel-column-width="5325*"/>
    </style:style>
    <style:style style:name="Unit_5f_Table.D" style:display-name="Unit_Table.D" style:family="table-column">
      <style:table-column-properties style:column-width="0.9583in" style:rel-column-width="1380*"/>
    </style:style>
    <style:style style:name="Unit_5f_Table.E" style:display-name="Unit_Table.E" style:family="table-column">
      <style:table-column-properties style:column-width="2.2917in" style:rel-column-width="3300*"/>
    </style:style>
    <style:style style:name="Unit_5f_Table.A1" style:display-name="Unit_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Unit_5f_Table.E1" style:display-name="Unit_Table.E1" style:family="table-cell">
      <style:table-cell-properties fo:padding="0.0382in" fo:border="0.0007in solid #000000"/>
    </style:style>
    <style:style style:name="Unit_5f_Table.A2" style:display-name="Unit_Table.A2" style:family="table-cell">
      <style:table-cell-properties fo:padding="0.0382in" fo:border-left="0.0007in solid #000000" fo:border-right="none" fo:border-top="none" fo:border-bottom="0.0007in solid #000000"/>
    </style:style>
    <style:style style:name="Unit_5f_Table.E2" style:display-name="Unit_Table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ersonnel" style:family="table">
      <style:table-properties style:width="10in" table:align="margins"/>
    </style:style>
    <style:style style:name="Personnel.A" style:family="table-column">
      <style:table-column-properties style:column-width="1.1458in" style:rel-column-width="1650*"/>
    </style:style>
    <style:style style:name="Personnel.B" style:family="table-column">
      <style:table-column-properties style:column-width="1.9063in" style:rel-column-width="2745*"/>
    </style:style>
    <style:style style:name="Personnel.C" style:family="table-column">
      <style:table-column-properties style:column-width="3.6979in" style:rel-column-width="5325*"/>
    </style:style>
    <style:style style:name="Personnel.D" style:family="table-column">
      <style:table-column-properties style:column-width="0.9583in" style:rel-column-width="1380*"/>
    </style:style>
    <style:style style:name="Personnel.E" style:family="table-column">
      <style:table-column-properties style:column-width="2.2917in" style:rel-column-width="3300*"/>
    </style:style>
    <style:style style:name="Personnel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Personnel.E1" style:family="table-cell">
      <style:table-cell-properties fo:padding="0.0382in" fo:border="0.0007in solid #000000"/>
    </style:style>
    <style:style style:name="Personnel.A2" style:family="table-cell">
      <style:table-cell-properties fo:padding="0.0382in" fo:border-left="0.0007in solid #000000" fo:border-right="none" fo:border-top="none" fo:border-bottom="0.0007in solid #000000"/>
    </style:style>
    <style:style style:name="Personnel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Vehicle" style:family="table">
      <style:table-properties style:width="10in" table:align="margins"/>
    </style:style>
    <style:style style:name="Vehicle.A" style:family="table-column">
      <style:table-column-properties style:column-width="1.1458in" style:rel-column-width="1650*"/>
    </style:style>
    <style:style style:name="Vehicle.B" style:family="table-column">
      <style:table-column-properties style:column-width="1.9063in" style:rel-column-width="2745*"/>
    </style:style>
    <style:style style:name="Vehicle.C" style:family="table-column">
      <style:table-column-properties style:column-width="3.6979in" style:rel-column-width="5325*"/>
    </style:style>
    <style:style style:name="Vehicle.D" style:family="table-column">
      <style:table-column-properties style:column-width="0.9583in" style:rel-column-width="1380*"/>
    </style:style>
    <style:style style:name="Vehicle.E" style:family="table-column">
      <style:table-column-properties style:column-width="2.2917in" style:rel-column-width="3300*"/>
    </style:style>
    <style:style style:name="Vehic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Vehicle.E1" style:family="table-cell">
      <style:table-cell-properties fo:padding="0.0382in" fo:border="0.0007in solid #000000"/>
    </style:style>
    <style:style style:name="Vehicle.A2" style:family="table-cell">
      <style:table-cell-properties fo:padding="0.0382in" fo:border-left="0.0007in solid #000000" fo:border-right="none" fo:border-top="none" fo:border-bottom="0.0007in solid #000000"/>
    </style:style>
    <style:style style:name="Vehicle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Table_20_Contents">
      <style:text-properties fo:font-size="12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font-size="12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text-properties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Heading">
      <style:text-properties fo:font-size="12pt" style:font-size-asian="12pt" style:font-size-complex="12pt"/>
    </style:style>
    <style:style style:name="P10" style:family="paragraph" style:parent-style-name="Table_20_Heading">
      <style:text-properties fo:font-size="12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Header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: Unit</text:p>
      <table:table table:name="Unit_Table" table:style-name="Unit_5f_Table">
        <table:table-column table:style-name="Unit_5f_Table.A"/>
        <table:table-column table:style-name="Unit_5f_Table.B"/>
        <table:table-column table:style-name="Unit_5f_Table.C"/>
        <table:table-column table:style-name="Unit_5f_Table.D"/>
        <table:table-column table:style-name="Unit_5f_Table.E"/>
        <table:table-header-rows>
          <table:table-row>
            <table:table-cell table:style-name="Unit_5f_Table.A1" office:value-type="string">
              <text:p text:style-name="P10">Column</text:p>
            </table:table-cell>
            <table:table-cell table:style-name="Unit_5f_Table.A1" office:value-type="string">
              <text:p text:style-name="P10">Data Type</text:p>
            </table:table-cell>
            <table:table-cell table:style-name="Unit_5f_Table.A1" office:value-type="string">
              <text:p text:style-name="P10">Description</text:p>
            </table:table-cell>
            <table:table-cell table:style-name="Unit_5f_Table.A1" office:value-type="string">
              <text:p text:style-name="P10">Nullable</text:p>
            </table:table-cell>
            <table:table-cell table:style-name="Unit_5f_Table.E1" office:value-type="string">
              <text:p text:style-name="P10">Notes</text:p>
            </table:table-cell>
          </table:table-row>
        </table:table-header-rows>
        <table:table-row>
          <table:table-cell table:style-name="Unit_5f_Table.A2" office:value-type="string">
            <text:p text:style-name="P5">PID</text:p>
          </table:table-cell>
          <table:table-cell table:style-name="Unit_5f_Table.A2" office:value-type="string">
            <text:p text:style-name="P7">NUMBER</text:p>
          </table:table-cell>
          <table:table-cell table:style-name="Unit_5f_Table.A2" office:value-type="string">
            <text:p text:style-name="P7">Primary Key used for Foreign Keys</text:p>
          </table:table-cell>
          <table:table-cell table:style-name="Unit_5f_Table.A2" office:value-type="string">
            <text:p text:style-name="P8">N</text:p>
          </table:table-cell>
          <table:table-cell table:style-name="Unit_5f_Table.E2" office:value-type="string">
            <text:p text:style-name="P5">Primary Key, Auto Number</text:p>
          </table:table-cell>
        </table:table-row>
        <table:table-row>
          <table:table-cell table:style-name="Unit_5f_Table.A2" office:value-type="string">
            <text:p text:style-name="P5">Unit_Name</text:p>
          </table:table-cell>
          <table:table-cell table:style-name="Unit_5f_Table.A2" office:value-type="string">
            <text:p text:style-name="P7">VARCHAR2(150 BYTE)</text:p>
          </table:table-cell>
          <table:table-cell table:style-name="Unit_5f_Table.A2" office:value-type="string">
            <text:p text:style-name="P7">Name of the Unit</text:p>
          </table:table-cell>
          <table:table-cell table:style-name="Unit_5f_Table.A2" office:value-type="string">
            <text:p text:style-name="P8">N</text:p>
          </table:table-cell>
          <table:table-cell table:style-name="Unit_5f_Table.E2" office:value-type="string">
            <text:p text:style-name="P5"/>
          </table:table-cell>
        </table:table-row>
        <table:table-row>
          <table:table-cell table:style-name="Unit_5f_Table.A2" office:value-type="string">
            <text:p text:style-name="P5">UID</text:p>
          </table:table-cell>
          <table:table-cell table:style-name="Unit_5f_Table.A2" office:value-type="string">
            <text:p text:style-name="P7">VARCHAR2(25 BYTE)</text:p>
          </table:table-cell>
          <table:table-cell table:style-name="Unit_5f_Table.A2" office:value-type="string">
            <text:p text:style-name="P7">Unit Identification Number</text:p>
          </table:table-cell>
          <table:table-cell table:style-name="Unit_5f_Table.A2" office:value-type="string">
            <text:p text:style-name="P8">N</text:p>
          </table:table-cell>
          <table:table-cell table:style-name="Unit_5f_Table.E2" office:value-type="string">
            <text:p text:style-name="P5">Unique Key</text:p>
          </table:table-cell>
        </table:table-row>
        <table:table-row>
          <table:table-cell table:style-name="Unit_5f_Table.A2" office:value-type="string">
            <text:p text:style-name="P5">Street_Address</text:p>
          </table:table-cell>
          <table:table-cell table:style-name="Unit_5f_Table.A2" office:value-type="string">
            <text:p text:style-name="P7">VARCHAR2(150 BYTE)</text:p>
          </table:table-cell>
          <table:table-cell table:style-name="Unit_5f_Table.A2" office:value-type="string">
            <text:p text:style-name="P7">Unit's Street Address</text:p>
          </table:table-cell>
          <table:table-cell table:style-name="Unit_5f_Table.A2" office:value-type="string">
            <text:p text:style-name="P8">N</text:p>
          </table:table-cell>
          <table:table-cell table:style-name="Unit_5f_Table.E2" office:value-type="string">
            <text:p text:style-name="P5"/>
          </table:table-cell>
        </table:table-row>
        <table:table-row>
          <table:table-cell table:style-name="Unit_5f_Table.A2" office:value-type="string">
            <text:p text:style-name="P5">City</text:p>
          </table:table-cell>
          <table:table-cell table:style-name="Unit_5f_Table.A2" office:value-type="string">
            <text:p text:style-name="P7">VARCHAR2(25 BYTES)</text:p>
          </table:table-cell>
          <table:table-cell table:style-name="Unit_5f_Table.A2" office:value-type="string">
            <text:p text:style-name="P7">Unit's City</text:p>
          </table:table-cell>
          <table:table-cell table:style-name="Unit_5f_Table.A2" office:value-type="string">
            <text:p text:style-name="P8">N</text:p>
          </table:table-cell>
          <table:table-cell table:style-name="Unit_5f_Table.E2" office:value-type="string">
            <text:p text:style-name="P5"/>
          </table:table-cell>
        </table:table-row>
        <table:table-row>
          <table:table-cell table:style-name="Unit_5f_Table.A2" office:value-type="string">
            <text:p text:style-name="P5">State</text:p>
          </table:table-cell>
          <table:table-cell table:style-name="Unit_5f_Table.A2" office:value-type="string">
            <text:p text:style-name="P7">VARCHAR2(2 BYTE)</text:p>
          </table:table-cell>
          <table:table-cell table:style-name="Unit_5f_Table.A2" office:value-type="string">
            <text:p text:style-name="P7">Unit's State</text:p>
          </table:table-cell>
          <table:table-cell table:style-name="Unit_5f_Table.A2" office:value-type="string">
            <text:p text:style-name="P8">N</text:p>
          </table:table-cell>
          <table:table-cell table:style-name="Unit_5f_Table.E2" office:value-type="string">
            <text:p text:style-name="P5"/>
          </table:table-cell>
        </table:table-row>
        <table:table-row>
          <table:table-cell table:style-name="Unit_5f_Table.A2" office:value-type="string">
            <text:p text:style-name="P5">Zip_Code</text:p>
          </table:table-cell>
          <table:table-cell table:style-name="Unit_5f_Table.A2" office:value-type="string">
            <text:p text:style-name="P7">VARCHAR2(5 BYTE)</text:p>
          </table:table-cell>
          <table:table-cell table:style-name="Unit_5f_Table.A2" office:value-type="string">
            <text:p text:style-name="P7">Unit's Zip Code</text:p>
          </table:table-cell>
          <table:table-cell table:style-name="Unit_5f_Table.A2" office:value-type="string">
            <text:p text:style-name="P8">N</text:p>
          </table:table-cell>
          <table:table-cell table:style-name="Unit_5f_Table.E2" office:value-type="string">
            <text:p text:style-name="P5">Number only filter</text:p>
          </table:table-cell>
        </table:table-row>
        <table:table-row>
          <table:table-cell table:style-name="Unit_5f_Table.A2" office:value-type="string">
            <text:p text:style-name="P5">Phone_Number</text:p>
          </table:table-cell>
          <table:table-cell table:style-name="Unit_5f_Table.A2" office:value-type="string">
            <text:p text:style-name="P7">VARCHAR2(10 BYTE)</text:p>
          </table:table-cell>
          <table:table-cell table:style-name="Unit_5f_Table.A2" office:value-type="string">
            <text:p text:style-name="P7">Unit Phone Number</text:p>
          </table:table-cell>
          <table:table-cell table:style-name="Unit_5f_Table.A2" office:value-type="string">
            <text:p text:style-name="P8">N</text:p>
          </table:table-cell>
          <table:table-cell table:style-name="Unit_5f_Table.E2" office:value-type="string">
            <text:p text:style-name="P5">Number only filter</text:p>
          </table:table-cell>
        </table:table-row>
        <table:table-row>
          <table:table-cell table:style-name="Unit_5f_Table.A2" office:value-type="string">
            <text:p text:style-name="P5">Fax_Number</text:p>
          </table:table-cell>
          <table:table-cell table:style-name="Unit_5f_Table.A2" office:value-type="string">
            <text:p text:style-name="P7">VARCHAR2(10 BYTE)</text:p>
          </table:table-cell>
          <table:table-cell table:style-name="Unit_5f_Table.A2" office:value-type="string">
            <text:p text:style-name="P7">Unit Fax Number</text:p>
          </table:table-cell>
          <table:table-cell table:style-name="Unit_5f_Table.A2" office:value-type="string">
            <text:p text:style-name="P8">Y</text:p>
          </table:table-cell>
          <table:table-cell table:style-name="Unit_5f_Table.E2" office:value-type="string">
            <text:p text:style-name="P5">Number only filter</text:p>
          </table:table-cell>
        </table:table-row>
        <table:table-row>
          <table:table-cell table:style-name="Unit_5f_Table.A2" office:value-type="string">
            <text:p text:style-name="P5">Parent_Unit</text:p>
          </table:table-cell>
          <table:table-cell table:style-name="Unit_5f_Table.A2" office:value-type="string">
            <text:p text:style-name="P7">NUMBER</text:p>
          </table:table-cell>
          <table:table-cell table:style-name="Unit_5f_Table.A2" office:value-type="string">
            <text:p text:style-name="P7">PID of Parent Unit</text:p>
          </table:table-cell>
          <table:table-cell table:style-name="Unit_5f_Table.A2" office:value-type="string">
            <text:p text:style-name="P8">Y</text:p>
          </table:table-cell>
          <table:table-cell table:style-name="Unit_5f_Table.E2" office:value-type="string">
            <text:p text:style-name="P5"/>
          </table:table-cell>
        </table:table-row>
        <table:table-row>
          <table:table-cell table:style-name="Unit_5f_Table.A2" office:value-type="string">
            <text:p text:style-name="P7">Unit_Type</text:p>
          </table:table-cell>
          <table:table-cell table:style-name="Unit_5f_Table.A2" office:value-type="string">
            <text:p text:style-name="P5">NUMBER</text:p>
          </table:table-cell>
          <table:table-cell table:style-name="Unit_5f_Table.A2" office:value-type="string">
            <text:p text:style-name="P5">Type of Unit</text:p>
          </table:table-cell>
          <table:table-cell table:style-name="Unit_5f_Table.A2" office:value-type="string">
            <text:p text:style-name="P6">N</text:p>
          </table:table-cell>
          <table:table-cell table:style-name="Unit_5f_Table.E2" office:value-type="string">
            <text:p text:style-name="P5">Foreign Key to unit types</text:p>
          </table:table-cell>
        </table:table-row>
      </table:table>
      <text:p text:style-name="P1"><text:span text:style-name="T2"/></text:p>
      <text:p text:style-name="P1">Table: Personnel</text:p>
      <table:table table:name="Personnel" table:style-name="Personnel">
        <table:table-column table:style-name="Personnel.A"/>
        <table:table-column table:style-name="Personnel.B"/>
        <table:table-column table:style-name="Personnel.C"/>
        <table:table-column table:style-name="Personnel.D"/>
        <table:table-column table:style-name="Personnel.E"/>
        <table:table-header-rows>
          <table:table-row>
            <table:table-cell table:style-name="Personnel.A1" office:value-type="string">
              <text:p text:style-name="P9">Column</text:p>
            </table:table-cell>
            <table:table-cell table:style-name="Personnel.A1" office:value-type="string">
              <text:p text:style-name="P9">Data Type</text:p>
            </table:table-cell>
            <table:table-cell table:style-name="Personnel.A1" office:value-type="string">
              <text:p text:style-name="P9">Description</text:p>
            </table:table-cell>
            <table:table-cell table:style-name="Personnel.A1" office:value-type="string">
              <text:p text:style-name="P9">Nullable</text:p>
            </table:table-cell>
            <table:table-cell table:style-name="Personnel.E1" office:value-type="string">
              <text:p text:style-name="P9">Notes</text:p>
            </table:table-cell>
          </table:table-row>
        </table:table-header-rows>
        <table:table-row>
          <table:table-cell table:style-name="Personnel.A2" office:value-type="string">
            <text:p text:style-name="P3">PID</text:p>
          </table:table-cell>
          <table:table-cell table:style-name="Personnel.A2" office:value-type="string">
            <text:p text:style-name="P3">NUMBER</text:p>
          </table:table-cell>
          <table:table-cell table:style-name="Personnel.A2" office:value-type="string">
            <text:p text:style-name="P3">Primary Key for Foreign Keys</text:p>
          </table:table-cell>
          <table:table-cell table:style-name="Personnel.A2" office:value-type="string">
            <text:p text:style-name="P4">N</text:p>
          </table:table-cell>
          <table:table-cell table:style-name="Personnel.E2" office:value-type="string">
            <text:p text:style-name="P3">Primary Key, Auto Number</text:p>
          </table:table-cell>
        </table:table-row>
        <table:table-row>
          <table:table-cell table:style-name="Personnel.A2" office:value-type="string">
            <text:p text:style-name="P3">Given_Name</text:p>
          </table:table-cell>
          <table:table-cell table:style-name="Personnel.A2" office:value-type="string">
            <text:p text:style-name="P3">VARCHAR2(25 BYTE)</text:p>
          </table:table-cell>
          <table:table-cell table:style-name="Personnel.A2" office:value-type="string">
            <text:p text:style-name="P3">Personnel's first name</text:p>
          </table:table-cell>
          <table:table-cell table:style-name="Personnel.A2" office:value-type="string">
            <text:p text:style-name="P4">N</text:p>
          </table:table-cell>
          <table:table-cell table:style-name="Personnel.E2" office:value-type="string">
            <text:p text:style-name="P3"/>
          </table:table-cell>
        </table:table-row>
        <table:table-row>
          <table:table-cell table:style-name="Personnel.A2" office:value-type="string">
            <text:p text:style-name="P3">Middle_Name</text:p>
          </table:table-cell>
          <table:table-cell table:style-name="Personnel.A2" office:value-type="string">
            <text:p text:style-name="P3">VARCHAR2(25 BYTE)</text:p>
          </table:table-cell>
          <table:table-cell table:style-name="Personnel.A2" office:value-type="string">
            <text:p text:style-name="P3">Personnel's middle name</text:p>
          </table:table-cell>
          <table:table-cell table:style-name="Personnel.A2" office:value-type="string">
            <text:p text:style-name="P4">Y</text:p>
          </table:table-cell>
          <table:table-cell table:style-name="Personnel.E2" office:value-type="string">
            <text:p text:style-name="P3"/>
          </table:table-cell>
        </table:table-row>
        <table:table-row>
          <table:table-cell table:style-name="Personnel.A2" office:value-type="string">
            <text:p text:style-name="P3">Surname</text:p>
          </table:table-cell>
          <table:table-cell table:style-name="Personnel.A2" office:value-type="string">
            <text:p text:style-name="P3">VARCHAR2(50 BYTE)</text:p>
          </table:table-cell>
          <table:table-cell table:style-name="Personnel.A2" office:value-type="string">
            <text:p text:style-name="P3">Personnel's last name</text:p>
          </table:table-cell>
          <table:table-cell table:style-name="Personnel.A2" office:value-type="string">
            <text:p text:style-name="P4">N</text:p>
          </table:table-cell>
          <table:table-cell table:style-name="Personnel.E2" office:value-type="string">
            <text:p text:style-name="P3"/>
          </table:table-cell>
        </table:table-row>
        <table:table-row>
          <table:table-cell table:style-name="Personnel.A2" office:value-type="string">
            <text:p text:style-name="P3">Suffix</text:p>
          </table:table-cell>
          <table:table-cell table:style-name="Personnel.A2" office:value-type="string">
            <text:p text:style-name="P3">VARCHAR2(5 BYTE)</text:p>
          </table:table-cell>
          <table:table-cell table:style-name="Personnel.A2" office:value-type="string">
            <text:p text:style-name="P3">Jr, Sr, I, II, III</text:p>
          </table:table-cell>
          <table:table-cell table:style-name="Personnel.A2" office:value-type="string">
            <text:p text:style-name="P4">Y</text:p>
          </table:table-cell>
          <table:table-cell table:style-name="Personnel.E2" office:value-type="string">
            <text:p text:style-name="P3"/>
          </table:table-cell>
        </table:table-row>
        <table:table-row>
          <table:table-cell table:style-name="Personnel.A2" office:value-type="string">
            <text:p text:style-name="P3">Personnel_ID</text:p>
          </table:table-cell>
          <table:table-cell table:style-name="Personnel.A2" office:value-type="string">
            <text:p text:style-name="P3">VARCHAR2(25 BYTE)</text:p>
          </table:table-cell>
          <table:table-cell table:style-name="Personnel.A2" office:value-type="string">
            <text:p text:style-name="P3">Unique Identifier for personnel</text:p>
          </table:table-cell>
          <table:table-cell table:style-name="Personnel.A2" office:value-type="string">
            <text:p text:style-name="P4">N</text:p>
          </table:table-cell>
          <table:table-cell table:style-name="Personnel.E2" office:value-type="string">
            <text:p text:style-name="P3">Unique Key</text:p>
          </table:table-cell>
        </table:table-row>
        <table:table-row>
          <table:table-cell table:style-name="Personnel.A2" office:value-type="string">
            <text:p text:style-name="P3">Supervisor</text:p>
          </table:table-cell>
          <table:table-cell table:style-name="Personnel.A2" office:value-type="string">
            <text:p text:style-name="P3">NUMBER</text:p>
          </table:table-cell>
          <table:table-cell table:style-name="Personnel.A2" office:value-type="string">
            <text:p text:style-name="P3">PID of supervisor</text:p>
          </table:table-cell>
          <table:table-cell table:style-name="Personnel.A2" office:value-type="string">
            <text:p text:style-name="P4">Y</text:p>
          </table:table-cell>
          <table:table-cell table:style-name="Personnel.E2" office:value-type="string">
            <text:p text:style-name="P3"/>
          </table:table-cell>
        </table:table-row>
        <table:table-row>
          <table:table-cell table:style-name="Personnel.A2" office:value-type="string">
            <text:p text:style-name="P3">Component</text:p>
          </table:table-cell>
          <table:table-cell table:style-name="Personnel.A2" office:value-type="string">
            <text:p text:style-name="P3">NUMBER</text:p>
          </table:table-cell>
          <table:table-cell table:style-name="Personnel.A2" office:value-type="string">
            <text:p text:style-name="P3">Component of personnel</text:p>
          </table:table-cell>
          <table:table-cell table:style-name="Personnel.A2" office:value-type="string">
            <text:p text:style-name="P4">N</text:p>
          </table:table-cell>
          <table:table-cell table:style-name="Personnel.E2" office:value-type="string">
            <text:p text:style-name="P3">Foreign Key to components</text:p>
          </table:table-cell>
        </table:table-row>
        <table:table-row>
          <table:table-cell table:style-name="Personnel.A2" office:value-type="string">
            <text:p text:style-name="P3">Rank</text:p>
          </table:table-cell>
          <table:table-cell table:style-name="Personnel.A2" office:value-type="string">
            <text:p text:style-name="P3">NUMBER</text:p>
          </table:table-cell>
          <table:table-cell table:style-name="Personnel.A2" office:value-type="string">
            <text:p text:style-name="P3">Rank or title of personnel</text:p>
          </table:table-cell>
          <table:table-cell table:style-name="Personnel.A2" office:value-type="string">
            <text:p text:style-name="P4">N</text:p>
          </table:table-cell>
          <table:table-cell table:style-name="Personnel.E2" office:value-type="string">
            <text:p text:style-name="P3">Foreign Key to ranks</text:p>
          </table:table-cell>
        </table:table-row>
        <table:table-row>
          <table:table-cell table:style-name="Personnel.A2" office:value-type="string">
            <text:p text:style-name="P3">Status</text:p>
          </table:table-cell>
          <table:table-cell table:style-name="Personnel.A2" office:value-type="string">
            <text:p text:style-name="P3">NUMBER</text:p>
          </table:table-cell>
          <table:table-cell table:style-name="Personnel.A2" office:value-type="string">
            <text:p text:style-name="P3">Current Status of Personnel</text:p>
          </table:table-cell>
          <table:table-cell table:style-name="Personnel.A2" office:value-type="string">
            <text:p text:style-name="P4">N</text:p>
          </table:table-cell>
          <table:table-cell table:style-name="Personnel.E2" office:value-type="string">
            <text:p text:style-name="P3">Foreign Key to statuses</text:p>
          </table:table-cell>
        </table:table-row>
        <text:soft-page-break/>
        <table:table-row>
          <table:table-cell table:style-name="Personnel.A2" office:value-type="string">
            <text:p text:style-name="P3">Position</text:p>
          </table:table-cell>
          <table:table-cell table:style-name="Personnel.A2" office:value-type="string">
            <text:p text:style-name="P3">NUMBER</text:p>
          </table:table-cell>
          <table:table-cell table:style-name="Personnel.A2" office:value-type="string">
            <text:p text:style-name="P3">Current position of personnel</text:p>
          </table:table-cell>
          <table:table-cell table:style-name="Personnel.A2" office:value-type="string">
            <text:p text:style-name="P4">N</text:p>
          </table:table-cell>
          <table:table-cell table:style-name="Personnel.E2" office:value-type="string">
            <text:p text:style-name="P3">Foreign Key to positions</text:p>
          </table:table-cell>
        </table:table-row>
        <table:table-row>
          <table:table-cell table:style-name="Personnel.A2" office:value-type="string">
            <text:p text:style-name="P3">Location</text:p>
          </table:table-cell>
          <table:table-cell table:style-name="Personnel.A2" office:value-type="string">
            <text:p text:style-name="P3">VARCHAR2(150 BYTE)</text:p>
          </table:table-cell>
          <table:table-cell table:style-name="Personnel.A2" office:value-type="string">
            <text:p text:style-name="P3">Current location of personnel</text:p>
          </table:table-cell>
          <table:table-cell table:style-name="Personnel.A2" office:value-type="string">
            <text:p text:style-name="P4">N</text:p>
          </table:table-cell>
          <table:table-cell table:style-name="Personnel.E2" office:value-type="string">
            <text:p text:style-name="P3"/>
          </table:table-cell>
        </table:table-row>
      </table:table>
      <text:p text:style-name="P1">Table: Vehicle</text:p>
      <table:table table:name="Vehicle" table:style-name="Vehicle">
        <table:table-column table:style-name="Vehicle.A"/>
        <table:table-column table:style-name="Vehicle.B"/>
        <table:table-column table:style-name="Vehicle.C"/>
        <table:table-column table:style-name="Vehicle.D"/>
        <table:table-column table:style-name="Vehicle.E"/>
        <table:table-header-rows>
          <table:table-row>
            <table:table-cell table:style-name="Vehicle.A1" office:value-type="string">
              <text:p text:style-name="P9">Column</text:p>
            </table:table-cell>
            <table:table-cell table:style-name="Vehicle.A1" office:value-type="string">
              <text:p text:style-name="P9">Data Type</text:p>
            </table:table-cell>
            <table:table-cell table:style-name="Vehicle.A1" office:value-type="string">
              <text:p text:style-name="P9">Description</text:p>
            </table:table-cell>
            <table:table-cell table:style-name="Vehicle.A1" office:value-type="string">
              <text:p text:style-name="P9">Nullable</text:p>
            </table:table-cell>
            <table:table-cell table:style-name="Vehicle.E1" office:value-type="string">
              <text:p text:style-name="P9">Notes</text:p>
            </table:table-cell>
          </table:table-row>
        </table:table-header-rows>
        <table:table-row>
          <table:table-cell table:style-name="Vehicle.A2" office:value-type="string">
            <text:p text:style-name="P3">PID</text:p>
          </table:table-cell>
          <table:table-cell table:style-name="Vehicle.A2" office:value-type="string">
            <text:p text:style-name="P3">NUMBER</text:p>
          </table:table-cell>
          <table:table-cell table:style-name="Vehicle.A2" office:value-type="string">
            <text:p text:style-name="P3">Primary Key for Foreign Keys</text:p>
          </table:table-cell>
          <table:table-cell table:style-name="Vehicle.A2" office:value-type="string">
            <text:p text:style-name="P4">N</text:p>
          </table:table-cell>
          <table:table-cell table:style-name="Vehicle.E2" office:value-type="string">
            <text:p text:style-name="P3">Primary Key, Auto Number</text:p>
          </table:table-cell>
        </table:table-row>
        <table:table-row>
          <table:table-cell table:style-name="Vehicle.A2" office:value-type="string">
            <text:p text:style-name="P3">Unit_ID</text:p>
          </table:table-cell>
          <table:table-cell table:style-name="Vehicle.A2" office:value-type="string">
            <text:p text:style-name="P3">NUMBER</text:p>
          </table:table-cell>
          <table:table-cell table:style-name="Vehicle.A2" office:value-type="string">
            <text:p text:style-name="P3">Unit that owns vehicle</text:p>
          </table:table-cell>
          <table:table-cell table:style-name="Vehicle.A2" office:value-type="string">
            <text:p text:style-name="P4">N</text:p>
          </table:table-cell>
          <table:table-cell table:style-name="Vehicle.E2" office:value-type="string">
            <text:p text:style-name="P3">Foreign Key to Unit's PID</text:p>
          </table:table-cell>
        </table:table-row>
        <table:table-row>
          <table:table-cell table:style-name="Vehicle.A2" office:value-type="string">
            <text:p text:style-name="P3">Vehicle_ID</text:p>
          </table:table-cell>
          <table:table-cell table:style-name="Vehicle.A2" office:value-type="string">
            <text:p text:style-name="P3">VARCHAR2(15 BYTE)</text:p>
          </table:table-cell>
          <table:table-cell table:style-name="Vehicle.A2" office:value-type="string">
            <text:p text:style-name="P3">Unique identification of vehicle</text:p>
          </table:table-cell>
          <table:table-cell table:style-name="Vehicle.A2" office:value-type="string">
            <text:p text:style-name="P4">N</text:p>
          </table:table-cell>
          <table:table-cell table:style-name="Vehicle.E2" office:value-type="string">
            <text:p text:style-name="P3">Unique Key</text:p>
          </table:table-cell>
        </table:table-row>
        <table:table-row>
          <table:table-cell table:style-name="Vehicle.A2" office:value-type="string">
            <text:p text:style-name="P3">Vehicle_Type</text:p>
          </table:table-cell>
          <table:table-cell table:style-name="Vehicle.A2" office:value-type="string">
            <text:p text:style-name="P3">NUMBER</text:p>
          </table:table-cell>
          <table:table-cell table:style-name="Vehicle.A2" office:value-type="string">
            <text:p text:style-name="P3">Type of vehicle</text:p>
          </table:table-cell>
          <table:table-cell table:style-name="Vehicle.A2" office:value-type="string">
            <text:p text:style-name="P4">N</text:p>
          </table:table-cell>
          <table:table-cell table:style-name="Vehicle.E2" office:value-type="string">
            <text:p text:style-name="P3">Foreign Key to vehicle types</text:p>
          </table:table-cell>
        </table:table-row>
        <table:table-row>
          <table:table-cell table:style-name="Vehicle.A2" office:value-type="string">
            <text:p text:style-name="P3">Status</text:p>
          </table:table-cell>
          <table:table-cell table:style-name="Vehicle.A2" office:value-type="string">
            <text:p text:style-name="P3">NUMBER</text:p>
          </table:table-cell>
          <table:table-cell table:style-name="Vehicle.A2" office:value-type="string">
            <text:p text:style-name="P3">Current status of vehicle</text:p>
          </table:table-cell>
          <table:table-cell table:style-name="Vehicle.A2" office:value-type="string">
            <text:p text:style-name="P4">N</text:p>
          </table:table-cell>
          <table:table-cell table:style-name="Vehicle.E2" office:value-type="string">
            <text:p text:style-name="P3">Foreign Key to vehicle statuses</text:p>
          </table:table-cell>
        </table:table-row>
        <table:table-row>
          <table:table-cell table:style-name="Vehicle.A2" office:value-type="string">
            <text:p text:style-name="P3">Location</text:p>
          </table:table-cell>
          <table:table-cell table:style-name="Vehicle.A2" office:value-type="string">
            <text:p text:style-name="P3">VARCHAR2(150 BYTE)</text:p>
          </table:table-cell>
          <table:table-cell table:style-name="Vehicle.A2" office:value-type="string">
            <text:p text:style-name="P3">Current location of vehicle</text:p>
          </table:table-cell>
          <table:table-cell table:style-name="Vehicle.A2" office:value-type="string">
            <text:p text:style-name="P4">N</text:p>
          </table:table-cell>
          <table:table-cell table:style-name="Vehicle.E2" office:value-type="string">
            <text:p text:style-name="P3"/>
          </table:table-cell>
        </table:table-row>
      </table:table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in" style:type="center"/>
          <style:tab-stop style:position="10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Mission Resource Tracking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fin Strange</meta:initial-creator>
    <meta:creation-date>2018-03-13T21:01:58.22</meta:creation-date>
    <meta:document-statistic meta:table-count="3" meta:image-count="0" meta:object-count="0" meta:page-count="2" meta:paragraph-count="152" meta:word-count="299" meta:character-count="1787"/>
    <dc:date>2018-03-13T22:40:16.33</dc:date>
    <dc:creator>Elfin Strange</dc:creator>
    <meta:editing-duration>PT6M31S</meta:editing-duration>
    <meta:editing-cycles>1</meta:editing-cycles>
    <meta:generator>OpenOffice/4.1.5$Win32 OpenOffice.org_project/415m1$Build-9789</meta:generator>
  </office:meta>
</office:document-meta>
</file>